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/>
    <style:font-face style:name="monospace" svg:font-family="monospac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style:writing-mode="page"/>
    </style:style>
    <style:style style:name="Table1.9" style:family="table-row">
      <style:table-row-properties style:min-row-height="0.501cm"/>
    </style:style>
    <style:style style:name="Table2" style:family="table">
      <style:table-properties style:width="17.106cm" fo:margin-left="-0.106cm" table:align="left"/>
    </style:style>
    <style:style style:name="Table2.A" style:family="table-column">
      <style:table-column-properties style:column-width="5.764cm"/>
    </style:style>
    <style:style style:name="Table2.B" style:family="table-column">
      <style:table-column-properties style:column-width="5.681cm"/>
    </style:style>
    <style:style style:name="Table2.C" style:family="table-column">
      <style:table-column-properties style:column-width="5.66cm"/>
    </style:style>
    <style:style style:name="Table2.A1" style:family="table-cell">
      <style:table-cell-properties style:writing-mode="page"/>
    </style:style>
    <style:style style:name="Table2.2" style:family="table-row">
      <style:table-row-properties style:min-row-height="0.63cm"/>
    </style:style>
    <style:style style:name="Table3" style:family="table">
      <style:table-properties style:width="17.106cm" fo:margin-left="-0.106cm" table:align="left"/>
    </style:style>
    <style:style style:name="Table3.A" style:family="table-column">
      <style:table-column-properties style:column-width="5.764cm"/>
    </style:style>
    <style:style style:name="Table3.B" style:family="table-column">
      <style:table-column-properties style:column-width="5.681cm"/>
    </style:style>
    <style:style style:name="Table3.C" style:family="table-column">
      <style:table-column-properties style:column-width="5.66cm"/>
    </style:style>
    <style:style style:name="Table3.A1" style:family="table-cell">
      <style:table-cell-properties style:writing-mode="page"/>
    </style:style>
    <style:style style:name="Table3.2" style:family="table-row">
      <style:table-row-properties style:min-row-height="0.63cm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text-properties fo:font-size="16pt" officeooo:rsid="00260e14" officeooo:paragraph-rsid="00260e14" style:font-size-asian="16pt" style:font-size-complex="16pt"/>
    </style:style>
    <style:style style:name="P3" style:family="paragraph" style:parent-style-name="Contents_20_Heading">
      <style:text-properties fo:font-size="16pt" officeooo:rsid="0027a6a3" officeooo:paragraph-rsid="0027a6a3" style:font-size-asian="16pt" style:font-size-complex="16pt"/>
    </style:style>
    <style:style style:name="P4" style:family="paragraph" style:parent-style-name="Heading_20_1">
      <style:paragraph-properties fo:text-align="center" style:justify-single-word="false"/>
      <style:text-properties fo:font-size="16pt" officeooo:paragraph-rsid="00075e81" style:font-size-asian="16pt" style:font-size-complex="16pt"/>
    </style:style>
    <style:style style:name="P5" style:family="paragraph" style:parent-style-name="Heading_20_1">
      <style:paragraph-properties fo:text-align="center" style:justify-single-word="false"/>
      <style:text-properties fo:font-size="16pt" officeooo:rsid="00075e81" officeooo:paragraph-rsid="00075e81" style:font-size-asian="16pt" style:font-size-complex="16pt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font-weight="normal" officeooo:rsid="002ca0b6" officeooo:paragraph-rsid="00075e81" fo:background-color="#ffffff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end" style:justify-single-word="false"/>
      <style:text-properties fo:color="#000000" loext:opacity="100%" style:font-name="Times New Roman" fo:font-size="14pt" fo:font-weight="bold" officeooo:rsid="0012e39c" officeooo:paragraph-rsid="00075e81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font-weight="bold" officeooo:rsid="0008593a" officeooo:paragraph-rsid="00075e81" style:font-size-asian="14pt" style:font-weight-asian="bold" style:font-size-complex="14pt" style:font-weight-complex="bold"/>
    </style:style>
    <style:style style:name="P10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none"/>
      <style:text-properties fo:color="#000000" loext:opacity="100%" style:font-name="Times new Roman" fo:font-size="14pt" fo:font-weight="normal" officeooo:rsid="0008f5ce" officeooo:paragraph-rsid="0009b47a" style:font-size-asian="14pt" style:font-weight-asian="normal" style:font-size-complex="14pt" style:font-weight-complex="normal"/>
    </style:style>
    <style:style style:name="P11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none"/>
      <style:text-properties fo:color="#000000" loext:opacity="100%" style:font-name="Times new Roman" fo:font-size="14pt" fo:font-weight="normal" officeooo:rsid="0008f5ce" officeooo:paragraph-rsid="000b0367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75e81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2e39c" officeooo:paragraph-rsid="00075e81" style:font-size-asian="14pt" style:font-weight-asian="bold" style:font-size-complex="14pt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Times New Roman" fo:font-size="14pt" fo:font-weight="bold" officeooo:rsid="00046735" officeooo:paragraph-rsid="00075e81" style:font-size-asian="14pt" style:font-weight-asian="bold" style:font-size-complex="14pt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style:font-name="Times New Roman" fo:font-size="14pt" fo:font-weight="bold" officeooo:rsid="00046735" officeooo:paragraph-rsid="00075e81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fo:font-weight="bold" officeooo:paragraph-rsid="00075e81" style:font-size-asian="14pt" style:font-weight-asian="bold" style:font-size-complex="14pt" style:font-weight-complex="bold"/>
    </style:style>
    <style:style style:name="P1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Times New Roman" fo:font-size="14pt" fo:font-weight="normal" officeooo:rsid="00046735" officeooo:paragraph-rsid="00075e81" style:font-size-asian="14pt" style:font-weight-asian="normal" style:font-size-complex="14pt" style:font-weight-complex="normal"/>
    </style:style>
    <style:style style:name="P18" style:family="paragraph" style:parent-style-name="Standard">
      <loext:graphic-properties draw:fill="none" draw:fill-gradient-name="gradient" draw:fill-hatch-name="hatch"/>
      <style:paragraph-properties fo:margin-left="0cm" fo:margin-right="0cm" fo:text-align="start" style:justify-single-word="false" fo:text-indent="1cm" style:auto-text-indent="false" fo:background-color="transparent" fo:padding="0.049cm" fo:border="0.06pt solid #000000"/>
      <style:text-properties style:font-name="Times New Roman" fo:font-size="14pt" fo:font-weight="normal" officeooo:rsid="00046735" officeooo:paragraph-rsid="00075e81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8f5ce" officeooo:paragraph-rsid="0008f5ce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9b47a" officeooo:paragraph-rsid="0009b47a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c3825" officeooo:paragraph-rsid="000c3825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d2334" officeooo:paragraph-rsid="000d2334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0c2da" officeooo:paragraph-rsid="0010c2da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075e81" style:font-size-asian="16pt" style:font-weight-asian="bold" style:font-size-complex="16pt" style:font-weight-complex="bold"/>
    </style:style>
    <style:style style:name="P25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0.06pt solid #000000"/>
      <style:text-properties style:font-name="monospace" fo:font-size="14pt" fo:font-weight="normal" officeooo:rsid="0008f5ce" officeooo:paragraph-rsid="0008f5ce" style:font-size-asian="14pt" style:font-weight-asian="normal" style:font-size-complex="14pt" style:font-weight-complex="normal"/>
    </style:style>
    <style:style style:name="P26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0.06pt solid #000000"/>
      <style:text-properties style:font-name="monospace" fo:font-size="14pt" fo:font-weight="normal" officeooo:rsid="0008f5ce" officeooo:paragraph-rsid="0010c2da" style:font-size-asian="14pt" style:font-weight-asian="normal" style:font-size-complex="14pt" style:font-weight-complex="normal"/>
    </style:style>
    <style:style style:name="P27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0.06pt solid #000000"/>
      <style:text-properties fo:font-size="14pt" style:font-size-asian="14pt" style:font-size-complex="14pt"/>
    </style:style>
    <style:style style:name="P28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0.06pt solid #000000"/>
      <style:text-properties fo:font-size="14pt" officeooo:paragraph-rsid="001998c9" style:font-size-asian="14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4pt" officeooo:rsid="0009b47a" officeooo:paragraph-rsid="0009b47a" style:font-size-asian="14pt" style:font-size-complex="14pt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4pt" officeooo:rsid="00109788" officeooo:paragraph-rsid="00109788" style:font-size-asian="12.25pt" style:font-size-complex="14pt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4pt" officeooo:rsid="00109788" officeooo:paragraph-rsid="00171095" style:font-size-asian="12.25pt" style:font-size-complex="14pt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4pt" officeooo:rsid="00109788" officeooo:paragraph-rsid="001998c9" style:font-size-asian="12.25pt" style:font-size-complex="14pt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4pt" officeooo:rsid="0010c2da" officeooo:paragraph-rsid="0010c2da" style:font-size-asian="12.25pt" style:font-size-complex="14pt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4pt" officeooo:rsid="0010c2da" officeooo:paragraph-rsid="001998c9" style:font-size-asian="12.25pt" style:font-size-complex="14pt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4pt" officeooo:rsid="00171095" officeooo:paragraph-rsid="00171095" style:font-size-asian="12.25pt" style:font-size-complex="14pt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4pt" officeooo:rsid="00171095" officeooo:paragraph-rsid="001998c9" style:font-size-asian="12.25pt" style:font-size-complex="14pt"/>
    </style:style>
    <style:style style:name="P37" style:family="paragraph" style:parent-style-name="Text_20_body">
      <style:paragraph-properties fo:text-align="center" style:justify-single-word="false"/>
    </style:style>
    <style:style style:name="P38" style:family="paragraph" style:parent-style-name="Text_20_body">
      <style:paragraph-properties fo:text-align="center" style:justify-single-word="false"/>
      <style:text-properties officeooo:paragraph-rsid="001998c9"/>
    </style:style>
    <style:style style:name="P39" style:family="paragraph" style:parent-style-name="Text_20_body">
      <loext:graphic-properties draw:fill-gradient-name="gradient" draw:fill-hatch-name="hatch"/>
      <style:paragraph-properties fo:text-align="start" style:justify-single-word="false" fo:padding="0.049cm" fo:border="none"/>
      <style:text-properties fo:color="#000000" loext:opacity="100%" style:font-name="Times new Roman" fo:font-size="14pt" officeooo:rsid="00109788" officeooo:paragraph-rsid="0010c2da" style:font-size-asian="12.25pt" style:font-size-complex="14pt"/>
    </style:style>
    <style:style style:name="P40" style:family="paragraph" style:parent-style-name="Text_20_body">
      <loext:graphic-properties draw:fill-gradient-name="gradient" draw:fill-hatch-name="hatch"/>
      <style:paragraph-properties fo:text-align="start" style:justify-single-word="false" fo:padding="0.049cm" fo:border="none"/>
      <style:text-properties fo:color="#000000" loext:opacity="100%" style:font-name="Times new Roman" fo:font-size="14pt" officeooo:rsid="00109788" officeooo:paragraph-rsid="001998c9" style:font-size-asian="12.25pt" style:font-size-complex="14pt"/>
    </style:style>
    <style:style style:name="P41" style:family="paragraph" style:parent-style-name="Text_20_body">
      <style:paragraph-properties fo:text-align="start" style:justify-single-word="false"/>
      <style:text-properties fo:font-size="14pt" officeooo:rsid="00109788" officeooo:paragraph-rsid="00109788" style:font-size-asian="12.25pt" style:font-size-complex="14pt"/>
    </style:style>
    <style:style style:name="P42" style:family="paragraph" style:parent-style-name="Text_20_body">
      <style:paragraph-properties fo:text-align="start" style:justify-single-word="false"/>
      <style:text-properties fo:font-size="14pt" officeooo:rsid="00109788" officeooo:paragraph-rsid="001998c9" style:font-size-asian="12.25pt" style:font-size-complex="14pt"/>
    </style:style>
    <style:style style:name="P43" style:family="paragraph" style:parent-style-name="Text_20_body">
      <style:paragraph-properties fo:text-align="start" style:justify-single-word="false"/>
      <style:text-properties fo:font-size="14pt" officeooo:rsid="0012b1d7" officeooo:paragraph-rsid="0012b1d7" style:font-size-asian="12.25pt" style:font-size-complex="14pt"/>
    </style:style>
    <style:style style:name="P44" style:family="paragraph" style:parent-style-name="Text_20_body">
      <style:paragraph-properties fo:text-align="start" style:justify-single-word="false"/>
      <style:text-properties fo:font-size="14pt" officeooo:rsid="0012b1d7" officeooo:paragraph-rsid="001998c9" style:font-size-asian="12.25pt" style:font-size-complex="14pt"/>
    </style:style>
    <style:style style:name="P45" style:family="paragraph" style:parent-style-name="Text_20_body">
      <style:paragraph-properties fo:text-align="start" style:justify-single-word="false"/>
      <style:text-properties style:font-name="monospace" fo:font-size="14pt" officeooo:rsid="00109788" officeooo:paragraph-rsid="00109788" style:font-size-asian="12.25pt" style:font-size-complex="14pt"/>
    </style:style>
    <style:style style:name="P46" style:family="paragraph" style:parent-style-name="Text_20_body">
      <loext:graphic-properties draw:fill-gradient-name="gradient" draw:fill-hatch-name="hatch"/>
      <style:paragraph-properties fo:text-align="start" style:justify-single-word="false" fo:padding="0.049cm" fo:border="0.06pt solid #000000"/>
      <style:text-properties style:font-name="monospace" fo:font-size="14pt" officeooo:rsid="00109788" officeooo:paragraph-rsid="00109788" style:font-size-asian="12.25pt" style:font-size-complex="14pt"/>
    </style:style>
    <style:style style:name="P47" style:family="paragraph" style:parent-style-name="Text_20_body">
      <loext:graphic-properties draw:fill-gradient-name="gradient" draw:fill-hatch-name="hatch"/>
      <style:paragraph-properties fo:text-align="start" style:justify-single-word="false" fo:padding="0.049cm" fo:border="0.06pt solid #000000"/>
      <style:text-properties style:font-name="monospace" fo:font-size="14pt" officeooo:rsid="00109788" officeooo:paragraph-rsid="001998c9" style:font-size-asian="12.25pt" style:font-size-complex="14pt"/>
    </style:style>
    <style:style style:name="P48" style:family="paragraph" style:parent-style-name="Text_20_body">
      <loext:graphic-properties draw:fill-gradient-name="gradient" draw:fill-hatch-name="hatch"/>
      <style:paragraph-properties fo:text-align="start" style:justify-single-word="false" fo:padding="0.049cm" fo:border="0.06pt solid #000000"/>
      <style:text-properties style:font-name="monospace" fo:font-size="14pt" officeooo:rsid="001b72c0" officeooo:paragraph-rsid="001b72c0" style:font-size-asian="12.25pt" style:font-size-complex="14pt"/>
    </style:style>
    <style:style style:name="P49" style:family="paragraph" style:parent-style-name="Text_20_body">
      <loext:graphic-properties draw:fill-gradient-name="gradient" draw:fill-hatch-name="hatch"/>
      <style:paragraph-properties fo:text-align="start" style:justify-single-word="false" fo:padding="0.049cm" fo:border="0.06pt solid #000000"/>
      <style:text-properties style:font-name="monospace" fo:font-size="14pt" officeooo:rsid="00201204" officeooo:paragraph-rsid="00201204" style:font-size-asian="12.25pt" style:font-size-complex="14pt"/>
    </style:style>
    <style:style style:name="P50" style:family="paragraph" style:parent-style-name="Text_20_body">
      <loext:graphic-properties draw:fill-gradient-name="gradient" draw:fill-hatch-name="hatch"/>
      <style:paragraph-properties fo:text-align="start" style:justify-single-word="false" fo:padding="0.049cm" fo:border="0.06pt solid #000000"/>
      <style:text-properties style:font-name="monospace" fo:font-size="14pt" officeooo:rsid="002107f9" officeooo:paragraph-rsid="002107f9" style:font-size-asian="12.25pt" style:font-size-complex="14pt"/>
    </style:style>
    <style:style style:name="P51" style:family="paragraph" style:parent-style-name="Text_20_body">
      <style:paragraph-properties fo:text-align="start" style:justify-single-word="false"/>
      <style:text-properties style:font-name="Times new Roman" fo:font-size="14pt" officeooo:rsid="0012b1d7" officeooo:paragraph-rsid="0012b1d7" style:font-size-asian="12.25pt" style:font-size-complex="14pt"/>
    </style:style>
    <style:style style:name="P52" style:family="paragraph" style:parent-style-name="Text_20_body">
      <style:paragraph-properties fo:text-align="start" style:justify-single-word="false"/>
      <style:text-properties style:font-name="Times new Roman" fo:font-size="14pt" officeooo:rsid="0012b1d7" officeooo:paragraph-rsid="001998c9" style:font-size-asian="12.25pt" style:font-size-complex="14pt"/>
    </style:style>
    <style:style style:name="P53" style:family="paragraph" style:parent-style-name="Text_20_body">
      <style:paragraph-properties fo:text-align="start" style:justify-single-word="false"/>
      <style:text-properties style:font-name="Times new Roman" fo:font-size="14pt" officeooo:rsid="00143a0f" officeooo:paragraph-rsid="00143a0f" style:font-size-asian="12.25pt" style:font-size-complex="14pt"/>
    </style:style>
    <style:style style:name="P54" style:family="paragraph" style:parent-style-name="Text_20_body">
      <style:paragraph-properties fo:text-align="start" style:justify-single-word="false"/>
      <style:text-properties style:font-name="Times new Roman" fo:font-size="14pt" officeooo:rsid="00143a0f" officeooo:paragraph-rsid="001998c9" style:font-size-asian="12.25pt" style:font-size-complex="14pt"/>
    </style:style>
    <style:style style:name="P55" style:family="paragraph" style:parent-style-name="Text_20_body">
      <style:paragraph-properties fo:text-align="start" style:justify-single-word="false"/>
      <style:text-properties style:font-name="Times new Roman" fo:font-size="14pt" officeooo:rsid="001569d8" officeooo:paragraph-rsid="001569d8" style:font-size-asian="12.25pt" style:font-size-complex="14pt"/>
    </style:style>
    <style:style style:name="P56" style:family="paragraph" style:parent-style-name="Text_20_body">
      <style:paragraph-properties fo:text-align="start" style:justify-single-word="false"/>
      <style:text-properties style:font-name="Times new Roman" fo:font-size="14pt" officeooo:rsid="001569d8" officeooo:paragraph-rsid="001998c9" style:font-size-asian="12.25pt" style:font-size-complex="14pt"/>
    </style:style>
    <style:style style:name="P57" style:family="paragraph" style:parent-style-name="Text_20_body">
      <style:paragraph-properties fo:text-align="start" style:justify-single-word="false"/>
      <style:text-properties style:font-name="Times new Roman" fo:font-size="14pt" officeooo:rsid="0018a263" officeooo:paragraph-rsid="0018a263" style:font-size-asian="12.25pt" style:font-size-complex="14pt"/>
    </style:style>
    <style:style style:name="P58" style:family="paragraph" style:parent-style-name="Text_20_body">
      <style:paragraph-properties fo:text-align="start" style:justify-single-word="false"/>
      <style:text-properties style:font-name="Times new Roman" fo:font-size="14pt" officeooo:rsid="0018a263" officeooo:paragraph-rsid="001998c9" style:font-size-asian="12.25pt" style:font-size-complex="14pt"/>
    </style:style>
    <style:style style:name="P59" style:family="paragraph" style:parent-style-name="Text_20_body">
      <style:paragraph-properties fo:text-align="start" style:justify-single-word="false"/>
      <style:text-properties style:font-name="Times new Roman" fo:font-size="14pt" officeooo:rsid="001998c9" officeooo:paragraph-rsid="001998c9" style:font-size-asian="12.25pt" style:font-size-complex="14pt"/>
    </style:style>
    <style:style style:name="P60" style:family="paragraph" style:parent-style-name="Text_20_body">
      <loext:graphic-properties draw:fill-gradient-name="gradient" draw:fill-hatch-name="hatch"/>
      <style:paragraph-properties fo:text-align="start" style:justify-single-word="false" fo:padding="0.049cm" fo:border="0.06pt solid #000000"/>
      <style:text-properties style:font-name="Times new Roman" fo:font-size="14pt" officeooo:rsid="001998c9" officeooo:paragraph-rsid="001998c9" style:font-size-asian="12.25pt" style:font-size-complex="14pt"/>
    </style:style>
    <style:style style:name="P61" style:family="paragraph" style:parent-style-name="Text_20_body">
      <loext:graphic-properties draw:fill-gradient-name="gradient" draw:fill-hatch-name="hatch"/>
      <style:paragraph-properties fo:text-align="start" style:justify-single-word="false" fo:padding="0.049cm" fo:border="0.06pt solid #000000"/>
      <style:text-properties style:font-name="Times new Roman" fo:font-size="14pt" officeooo:rsid="001998c9" officeooo:paragraph-rsid="0019a686" style:font-size-asian="12.25pt" style:font-size-complex="14pt"/>
    </style:style>
    <style:style style:name="P62" style:family="paragraph" style:parent-style-name="Text_20_body">
      <style:paragraph-properties fo:text-align="start" style:justify-single-word="false"/>
      <style:text-properties style:font-name="Times new Roman" fo:font-size="14pt" officeooo:rsid="0019a686" officeooo:paragraph-rsid="0019a686" style:font-size-asian="12.25pt" style:font-size-complex="14pt"/>
    </style:style>
    <style:style style:name="P63" style:family="paragraph" style:parent-style-name="Text_20_body">
      <loext:graphic-properties draw:fill-gradient-name="gradient" draw:fill-hatch-name="hatch"/>
      <style:paragraph-properties fo:text-align="start" style:justify-single-word="false" fo:padding="0.049cm" fo:border="0.06pt solid #000000"/>
      <style:text-properties style:font-name="Times new Roman" fo:font-size="14pt" officeooo:rsid="001a3d9f" officeooo:paragraph-rsid="001a3d9f" style:font-size-asian="12.25pt" style:font-size-complex="14pt"/>
    </style:style>
    <style:style style:name="P64" style:family="paragraph" style:parent-style-name="Text_20_body">
      <style:paragraph-properties fo:text-align="start" style:justify-single-word="false"/>
      <style:text-properties style:font-name="Times new Roman" fo:font-size="14pt" officeooo:rsid="001b72c0" officeooo:paragraph-rsid="001b72c0" style:font-size-asian="12.25pt" style:font-size-complex="14pt"/>
    </style:style>
    <style:style style:name="P65" style:family="paragraph" style:parent-style-name="Text_20_body">
      <style:paragraph-properties fo:text-align="start" style:justify-single-word="false"/>
      <style:text-properties style:font-name="Times new Roman" fo:font-size="14pt" officeooo:rsid="001cf580" officeooo:paragraph-rsid="001cf580" style:font-size-asian="12.25pt" style:font-size-complex="14pt"/>
    </style:style>
    <style:style style:name="P66" style:family="paragraph" style:parent-style-name="Text_20_body">
      <style:paragraph-properties fo:text-align="start" style:justify-single-word="false"/>
      <style:text-properties style:font-name="Times new Roman" fo:font-size="14pt" officeooo:rsid="001eec70" officeooo:paragraph-rsid="001eec70" style:font-size-asian="12.25pt" style:font-size-complex="14pt"/>
    </style:style>
    <style:style style:name="P67" style:family="paragraph" style:parent-style-name="Text_20_body">
      <style:paragraph-properties fo:text-align="start" style:justify-single-word="false"/>
      <style:text-properties style:font-name="Times new Roman" fo:font-size="14pt" officeooo:rsid="00201204" officeooo:paragraph-rsid="00201204" style:font-size-asian="12.25pt" style:font-size-complex="14pt"/>
    </style:style>
    <style:style style:name="P68" style:family="paragraph" style:parent-style-name="Text_20_body">
      <style:paragraph-properties fo:text-align="start" style:justify-single-word="false"/>
      <style:text-properties style:font-name="Times new Roman" fo:font-size="14pt" officeooo:rsid="002107f9" officeooo:paragraph-rsid="002107f9" style:font-size-asian="12.25pt" style:font-size-complex="14pt"/>
    </style:style>
    <style:style style:name="P69" style:family="paragraph" style:parent-style-name="Text_20_body">
      <style:paragraph-properties fo:text-align="start" style:justify-single-word="false"/>
      <style:text-properties style:font-name="Times new Roman" fo:font-size="14pt" officeooo:rsid="00222805" officeooo:paragraph-rsid="00222805" style:font-size-asian="12.25pt" style:font-size-complex="14pt"/>
    </style:style>
    <style:style style:name="P70" style:family="paragraph" style:parent-style-name="Text_20_body">
      <loext:graphic-properties draw:fill-gradient-name="gradient" draw:fill-hatch-name="hatch"/>
      <style:paragraph-properties fo:text-align="start" style:justify-single-word="false" fo:padding="0.049cm" fo:border="0.06pt solid #000000"/>
      <style:text-properties style:font-name="Times new Roman" fo:font-size="16pt" fo:font-weight="normal" officeooo:rsid="001eec70" officeooo:paragraph-rsid="001eec70" style:font-size-asian="14pt" style:font-weight-asian="normal" style:font-size-complex="16pt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loext:opacity="100%" fo:background-color="#ffffff" loext:char-shading-value="0"/>
    </style:style>
    <style:style style:name="T4" style:family="text">
      <style:text-properties fo:color="#000000" loext:opacity="100%" officeooo:rsid="0010c2da" fo:background-color="#ffffff" loext:char-shading-value="0"/>
    </style:style>
    <style:style style:name="T5" style:family="text">
      <style:text-properties fo:color="#000000" loext:opacity="100%" officeooo:rsid="0012b1d7" fo:background-color="#ffffff" loext:char-shading-value="0"/>
    </style:style>
    <style:style style:name="T6" style:family="text">
      <style:text-properties fo:color="#000000" loext:opacity="100%" officeooo:rsid="00143a0f" fo:background-color="#ffffff" loext:char-shading-value="0"/>
    </style:style>
    <style:style style:name="T7" style:family="text">
      <style:text-properties fo:color="#000000" loext:opacity="100%" officeooo:rsid="001569d8" fo:background-color="#ffffff" loext:char-shading-value="0"/>
    </style:style>
    <style:style style:name="T8" style:family="text">
      <style:text-properties fo:color="#000000" loext:opacity="100%" officeooo:rsid="00171095" fo:background-color="#ffffff" loext:char-shading-value="0"/>
    </style:style>
    <style:style style:name="T9" style:family="text">
      <style:text-properties fo:color="#000000" loext:opacity="100%" officeooo:rsid="00109788" fo:background-color="#ffffff" loext:char-shading-value="0"/>
    </style:style>
    <style:style style:name="T10" style:family="text">
      <style:text-properties fo:color="#000000" loext:opacity="100%" officeooo:rsid="001998c9" fo:background-color="#ffffff" loext:char-shading-value="0"/>
    </style:style>
    <style:style style:name="T11" style:family="text">
      <style:text-properties fo:color="#000000" loext:opacity="100%" officeooo:rsid="001a3d9f" fo:background-color="#ffffff" loext:char-shading-value="0"/>
    </style:style>
    <style:style style:name="T12" style:family="text">
      <style:text-properties fo:color="#000000" loext:opacity="100%" officeooo:rsid="001f7a9e" fo:background-color="#ffffff" loext:char-shading-value="0"/>
    </style:style>
    <style:style style:name="T13" style:family="text">
      <style:text-properties fo:color="#000000" loext:opacity="100%" officeooo:rsid="00222805" fo:background-color="#ffffff" loext:char-shading-value="0"/>
    </style:style>
    <style:style style:name="T14" style:family="text">
      <style:text-properties fo:color="#000000" loext:opacity="100%" officeooo:rsid="0024b238" fo:background-color="#ffffff" loext:char-shading-value="0"/>
    </style:style>
    <style:style style:name="T15" style:family="text">
      <style:text-properties fo:color="#000000" loext:opacity="100%" officeooo:rsid="00260e14" fo:background-color="#ffffff" loext:char-shading-value="0"/>
    </style:style>
    <style:style style:name="T16" style:family="text">
      <style:text-properties fo:color="#000000" loext:opacity="100%" officeooo:rsid="0027a6a3" fo:background-color="#ffffff" loext:char-shading-value="0"/>
    </style:style>
    <style:style style:name="T17" style:family="text">
      <style:text-properties fo:color="#000000" loext:opacity="100%" fo:font-weight="bold" officeooo:rsid="0010c2da" fo:background-color="#ffffff" loext:char-shading-value="0" style:font-weight-asian="bold" style:font-weight-complex="bold"/>
    </style:style>
    <style:style style:name="T18" style:family="text">
      <style:text-properties fo:color="#1818b2" loext:opacity="100%" fo:background-color="#ffffff" loext:char-shading-value="0"/>
    </style:style>
    <style:style style:name="T19" style:family="text">
      <style:text-properties fo:color="#1818b2" loext:opacity="100%" officeooo:rsid="001a3d9f" fo:background-color="#ffffff" loext:char-shading-value="0"/>
    </style:style>
    <style:style style:name="T20" style:family="text">
      <style:text-properties officeooo:rsid="00075e81"/>
    </style:style>
    <style:style style:name="T21" style:family="text">
      <style:text-properties officeooo:rsid="0009b47a"/>
    </style:style>
    <style:style style:name="T22" style:family="text">
      <style:text-properties fo:background-color="#ffffff" loext:char-shading-value="0"/>
    </style:style>
    <style:style style:name="T23" style:family="text">
      <style:text-properties officeooo:rsid="0009b47a" fo:background-color="#ffffff" loext:char-shading-value="0"/>
    </style:style>
    <style:style style:name="T24" style:family="text">
      <style:text-properties officeooo:rsid="000b0367" fo:background-color="#ffffff" loext:char-shading-value="0"/>
    </style:style>
    <style:style style:name="T25" style:family="text">
      <style:text-properties officeooo:rsid="000c3825" fo:background-color="#ffffff" loext:char-shading-value="0"/>
    </style:style>
    <style:style style:name="T26" style:family="text">
      <style:text-properties officeooo:rsid="00171095" fo:background-color="#ffffff" loext:char-shading-value="0"/>
    </style:style>
    <style:style style:name="T27" style:family="text">
      <style:text-properties officeooo:rsid="00182c71" fo:background-color="#ffffff" loext:char-shading-value="0"/>
    </style:style>
    <style:style style:name="T28" style:family="text">
      <style:text-properties officeooo:rsid="001998c9" fo:background-color="#ffffff" loext:char-shading-value="0"/>
    </style:style>
    <style:style style:name="T29" style:family="text">
      <style:text-properties officeooo:rsid="0010c2da"/>
    </style:style>
    <style:style style:name="T30" style:family="text">
      <style:text-properties officeooo:rsid="00143a0f"/>
    </style:style>
    <style:style style:name="T31" style:family="text">
      <style:text-properties officeooo:rsid="0010c2da" style:font-size-asian="14pt"/>
    </style:style>
    <style:style style:name="T32" style:family="text">
      <style:text-properties officeooo:rsid="001998c9"/>
    </style:style>
    <style:style style:name="T33" style:family="text">
      <style:text-properties officeooo:rsid="00222805"/>
    </style:style>
    <style:style style:name="T34" style:family="text">
      <style:text-properties officeooo:rsid="0022e0e7"/>
    </style:style>
    <style:style style:name="T35" style:family="text">
      <style:text-properties officeooo:rsid="00260e14"/>
    </style:style>
    <style:style style:name="T36" style:family="text">
      <style:text-properties officeooo:rsid="002839f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Доколин Георгий ИУ7-22Б</text:p>
      <text:p text:style-name="P8"/>
      <text:p text:style-name="P9">Отчет по Проектно-технологической практике (тестированию, отладке и профилированию ПО)</text:p>
      <text:p text:style-name="P12">Задание №3.<text:span text:style-name="T20">4</text:span> в рамках вычислительного практикума.</text:p>
      <text:p text:style-name="P12">Представление в памяти <text:span text:style-name="T36">структур и объединений.</text:span></text:p>
      <text:p text:style-name="P13"/>
      <text:p text:style-name="P2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Оглавление</text:p>
          </text:index-title>
          <text:p text:style-name="P1"><text:a xlink:type="simple" xlink:href="#__RefHeading___Toc3855_503314053" text:style-name="Index_20_Link" text:visited-style-name="Index_20_Link"><text:span text:style-name="T1">Введение<text:tab/>2</text:span></text:a></text:p>
          <text:p text:style-name="P1"><text:a xlink:type="simple" xlink:href="#__RefHeading___Toc3857_503314053" text:style-name="Index_20_Link" text:visited-style-name="Index_20_Link"><text:span text:style-name="T1">Локальные переменные<text:tab/>3</text:span></text:a></text:p>
          <text:p text:style-name="P1"><text:a xlink:type="simple" xlink:href="#__RefHeading___Toc1343_598798081" text:style-name="Index_20_Link" text:visited-style-name="Index_20_Link"><text:span text:style-name="T1">Структуры<text:tab/>5</text:span></text:a></text:p>
          <text:p text:style-name="P1"><text:a xlink:type="simple" xlink:href="#__RefHeading___Toc1377_598798081" text:style-name="Index_20_Link" text:visited-style-name="Index_20_Link"><text:span text:style-name="T1">Объединение<text:tab/>10</text:span></text:a></text:p>
        </text:index-body>
      </text:table-of-content>
      <text:p text:style-name="P2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4" text:outline-level="1"><text:bookmark-start text:name="__RefHeading___Toc3855_503314053"/><text:soft-page-break/>Введение<text:bookmark-end text:name="__RefHeading___Toc3855_503314053"/></text:h>
      <text:p text:style-name="P17">Цель работы: изучение <text:span text:style-name="T20">п</text:span>редставлени<text:span text:style-name="T20">я</text:span> в памяти структур и объединений при помощи отладчика <text:span text:style-name="T2">gdb</text:span>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5" text:outline-level="1"><text:bookmark-start text:name="__RefHeading___Toc3857_503314053"/><text:soft-page-break/>Локальные переменные<text:bookmark-end text:name="__RefHeading___Toc3857_503314053"/></text:h>
      <text:p text:style-name="P15"/>
      <text:p text:style-name="P18">#include &lt;stdio.h&gt;</text:p>
      <text:p text:style-name="P18"/>
      <text:p text:style-name="P18">int main(void)</text:p>
      <text:p text:style-name="P18">{</text:p>
      <text:p text:style-name="P18"><text:s text:c="4"/>int num_1 = 10;</text:p>
      <text:p text:style-name="P18"><text:s text:c="4"/>int num_2 = -13;</text:p>
      <text:p text:style-name="P18"><text:s text:c="4"/>char ch_1 = 78;<text:page-number text:select-page="current">3</text:page-number></text:p>
      <text:p text:style-name="P18"><text:s text:c="4"/>char ch_2 = -92;</text:p>
      <text:p text:style-name="P18"><text:s text:c="4"/>long long int lldnum_1 = 6789;</text:p>
      <text:p text:style-name="P18"><text:s text:c="4"/>long long int lldnum_2 = -5464;</text:p>
      <text:p text:style-name="P18"><text:s text:c="4"/>unsigned int unum_1 = 567823;</text:p>
      <text:p text:style-name="P18"><text:s text:c="4"/>unsigned int unum_2 = -427956;</text:p>
      <text:p text:style-name="P18"><text:s text:c="4"/>return 0;</text:p>
      <text:p text:style-name="P18">}</text:p>
      <text:p text:style-name="P19"/>
      <text:p text:style-name="P19">Подсчитаем суммарный размер всех переменных, а потом про<text:span text:style-name="T21">ве</text:span>рим сумму при пом<text:span text:style-name="T35">о</text:span>щи команды sizeof. Все переменные занимают 34 байта, значит <text:span text:style-name="T21">для дампа </text:span>можем воспользоваться командой x /34xb <text:span text:style-name="T21">&amp;num_1 (&amp;num_1 нужно для того, чтобы показать отладчки</text:span><text:span text:style-name="T33">к</text:span><text:span text:style-name="T21">у с какого места нужно проводить дамп, а переменная num_1 храниться первой)</text:span>.</text:p>
      <text:p text:style-name="P19"/>
      <text:p text:style-name="P20">Все переменные: </text:p>
      <text:p text:style-name="P25"><text:span text:style-name="T3">(gdb) x /34xb &amp;num_1  </text:span><text:line-break/><text:span text:style-name="T18">0x7fffffffdc90</text:span><text:span text:style-name="T3">: 0x0a    0x00    0x00    0x00    0xf3    0xff    0xff    0xff </text:span><text:line-break/><text:span text:style-name="T18">0x7fffffffdc98</text:span><text:span text:style-name="T3">: 0x0f    0xaa    0x08    0x00    0x4c    0x78    0xf9    0xff </text:span><text:line-break/><text:span text:style-name="T18">0x7fffffffdca0</text:span><text:span text:style-name="T3">: 0x85    0x1a    0x00    0x00    0x00    0x00    0x00    0x00 </text:span><text:line-break/><text:span text:style-name="T18">0x7fffffffdca8</text:span><text:span text:style-name="T3">: 0xa8    0xea    0xff    0xff    0xff    0xff    0xff    0xff </text:span><text:line-break/><text:span text:style-name="T18">0x7fffffffdcb0</text:span><text:span text:style-name="T3">: 0x01    0x00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23">Пояснение дампа:</text:p>
      <text:p text:style-name="P26"><text:span text:style-name="T3">(gdb) x /34xb &amp;num_1  </text:span><text:line-break/><text:span text:style-name="T18">0x7fffffffdc90</text:span><text:span text:style-name="T3">: </text:span><text:span text:style-name="T17">num_1</text:span><text:span text:style-name="T4"> </text:span><text:span text:style-name="T5">= [</text:span><text:span text:style-name="T3">0x0a    0x00    0x00    0x00</text:span><text:span text:style-name="T5">]</text:span><text:span text:style-name="T3">    </text:span><text:span text:style-name="T17">num_2</text:span><text:span text:style-name="T4"> </text:span><text:span text:style-name="T5">= [</text:span><text:span text:style-name="T3">0xf3    0xff    0xff    0xff</text:span><text:span text:style-name="T5">]</text:span><text:line-break/><text:span text:style-name="T18">0x7fffffffdc98</text:span><text:span text:style-name="T3">: </text:span><text:span text:style-name="T17">ch_1</text:span><text:span text:style-name="T4"> </text:span><text:span text:style-name="T5">= [</text:span><text:span text:style-name="T3">0x0f</text:span><text:span text:style-name="T5">]</text:span><text:span text:style-name="T3">    </text:span><text:span text:style-name="T17">ch_2</text:span><text:span text:style-name="T4"> </text:span><text:span text:style-name="T5">= [</text:span><text:span text:style-name="T3">0xaa</text:span><text:span text:style-name="T5">]</text:span><text:span text:style-name="T3">    </text:span><text:span text:style-name="T17">lldnum_1</text:span><text:span text:style-name="T4"> </text:span><text:span text:style-name="T5">= [</text:span><text:span text:style-name="T3">0x08    0x00    0x4c    0x78    0xf9    0xff</text:span><text:line-break/><text:span text:style-name="T18">0x7fffffffdca0</text:span><text:span text:style-name="T3">: 0x85    0x1a</text:span><text:span text:style-name="T5">]</text:span><text:span text:style-name="T3">    </text:span><text:span text:style-name="T17">lldnum_2</text:span><text:span text:style-name="T4"> </text:span><text:span text:style-name="T5">= [</text:span><text:span text:style-name="T3">0x00    0x00    0x00    0x00    0x00    0x00 </text:span><text:line-break/><text:span text:style-name="T18">0x7fffffffdca8</text:span><text:span text:style-name="T3">: 0xa8    0xea</text:span><text:span text:style-name="T5">]</text:span><text:span text:style-name="T3">    </text:span><text:span text:style-name="T17">unum_1</text:span><text:span text:style-name="T4"> </text:span><text:span text:style-name="T5">= [</text:span><text:span text:style-name="T3">0xff    0xff    0xff    0xff</text:span><text:span text:style-name="T5">]</text:span><text:span text:style-name="T3">    </text:span><text:span text:style-name="T17">unum_2</text:span><text:span text:style-name="T4"> </text:span><text:span text:style-name="T5">= [</text:span><text:span text:style-name="T3">0xff    0xff </text:span><text:line-break/><text:span text:style-name="T18">0x7fffffffdcb0</text:span><text:span text:style-name="T3">: 0x01    0x00</text:span><text:span text:style-name="T5">]</text:span></text:p>
      <text:p text:style-name="P12"/>
      <text:p text:style-name="P21">Сведения о переменных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9">Имя </text:p>
          </table:table-cell>
          <table:table-cell table:style-name="Table1.A1" office:value-type="string">
            <text:p text:style-name="P29">Размер</text:p>
          </table:table-cell>
          <table:table-cell table:style-name="Table1.A1" office:value-type="string">
            <text:p text:style-name="P29">Адрес</text:p>
          </table:table-cell>
        </table:table-row>
        <table:table-row>
          <table:table-cell table:style-name="Table1.A1" office:value-type="string">
            <text:p text:style-name="P29">num_1</text:p>
          </table:table-cell>
          <table:table-cell table:style-name="Table1.A1" office:value-type="string">
            <text:p text:style-name="P29">4</text:p>
          </table:table-cell>
          <table:table-cell table:style-name="Table1.A1" office:value-type="string">
            <text:p text:style-name="P10"><text:span text:style-name="T22">0x7fffffffdc90</text:span></text:p>
          </table:table-cell>
        </table:table-row>
        <table:table-row>
          <table:table-cell table:style-name="Table1.A1" office:value-type="string">
            <text:p text:style-name="P29">num_2</text:p>
          </table:table-cell>
          <table:table-cell table:style-name="Table1.A1" office:value-type="string">
            <text:p text:style-name="P29">4</text:p>
          </table:table-cell>
          <table:table-cell table:style-name="Table1.A1" office:value-type="string">
            <text:p text:style-name="P10"><text:span text:style-name="T22">0x7fffffffdc9</text:span><text:span text:style-name="T23">4</text:span></text:p>
          </table:table-cell>
        </table:table-row>
        <table:table-row>
          <table:table-cell table:style-name="Table1.A1" office:value-type="string">
            <text:p text:style-name="P29">ch_1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10"><text:span text:style-name="T22">0x7fffffffdc9</text:span><text:span text:style-name="T23">8</text:span></text:p>
          </table:table-cell>
        </table:table-row>
        <table:table-row>
          <table:table-cell table:style-name="Table1.A1" office:value-type="string">
            <text:p text:style-name="P29">ch_2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10"><text:span text:style-name="T22">0x7fffffffdc9</text:span><text:span text:style-name="T23">9</text:span></text:p>
          </table:table-cell>
        </table:table-row>
        <table:table-row>
          <table:table-cell table:style-name="Table1.A1" office:value-type="string">
            <text:p text:style-name="P29">lldnum_1</text:p>
          </table:table-cell>
          <table:table-cell table:style-name="Table1.A1" office:value-type="string">
            <text:p text:style-name="P29">8</text:p>
          </table:table-cell>
          <table:table-cell table:style-name="Table1.A1" office:value-type="string">
            <text:p text:style-name="P11"><text:span text:style-name="T22">0x7fffffffdc</text:span><text:span text:style-name="T25">9a</text:span></text:p>
          </table:table-cell>
        </table:table-row>
        <table:table-row>
          <table:table-cell table:style-name="Table1.A1" office:value-type="string">
            <text:p text:style-name="P29">lldnum_2</text:p>
          </table:table-cell>
          <table:table-cell table:style-name="Table1.A1" office:value-type="string">
            <text:p text:style-name="P29">8</text:p>
          </table:table-cell>
          <table:table-cell table:style-name="Table1.A1" office:value-type="string">
            <text:p text:style-name="P11"><text:span text:style-name="T22">0x7fffffffdc</text:span><text:span text:style-name="T25">a2</text:span></text:p>
          </table:table-cell>
        </table:table-row>
        <table:table-row>
          <table:table-cell table:style-name="Table1.A1" office:value-type="string">
            <text:p text:style-name="P29">unum_1</text:p>
          </table:table-cell>
          <table:table-cell table:style-name="Table1.A1" office:value-type="string">
            <text:p text:style-name="P29">4</text:p>
          </table:table-cell>
          <table:table-cell table:style-name="Table1.A1" office:value-type="string">
            <text:p text:style-name="P11"><text:span text:style-name="T22">0x7fffffffdc</text:span><text:span text:style-name="T24">a</text:span><text:span text:style-name="T25">a</text:span></text:p>
          </table:table-cell>
        </table:table-row>
        <table:table-row table:style-name="Table1.9">
          <table:table-cell table:style-name="Table1.A1" office:value-type="string">
            <text:p text:style-name="P29">unum_2</text:p>
          </table:table-cell>
          <table:table-cell table:style-name="Table1.A1" office:value-type="string">
            <text:p text:style-name="P29">4</text:p>
          </table:table-cell>
          <table:table-cell table:style-name="Table1.A1" office:value-type="string">
            <text:p text:style-name="P11"><text:span text:style-name="T22">0x7fffffffdc</text:span><text:span text:style-name="T25">ae</text:span></text:p>
          </table:table-cell>
        </table:table-row>
      </table:table>
      <text:p text:style-name="P16"/>
      <text:p text:style-name="P22">Выводы:</text:p>
      <text:p text:style-name="P22">1. Переменные располагаются в порядке их объявления.</text:p>
      <text:p text:style-name="P22">2. Переменные размещаются по адресам, номера которых кратны размеру <text:span text:style-name="T35">его же</text:span> типа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6" text:outline-level="1"><text:bookmark-start text:name="__RefHeading___Toc1343_598798081"/><text:soft-page-break/>Структуры<text:bookmark-end text:name="__RefHeading___Toc1343_598798081"/></text:h>
      <text:p text:style-name="P27">#include &lt;stdio.h&gt;</text:p>
      <text:p text:style-name="P27"/>
      <text:p text:style-name="P27">struct data</text:p>
      <text:p text:style-name="P27">{</text:p>
      <text:p text:style-name="P27"><text:s text:c="4"/>double double_num_1;</text:p>
      <text:p text:style-name="P27"><text:s text:c="4"/>char ch_1;</text:p>
      <text:p text:style-name="P27"><text:s text:c="4"/>int num_1; </text:p>
      <text:p text:style-name="P27"><text:s text:c="4"/>long long int lldnum_1;</text:p>
      <text:p text:style-name="P27"><text:s text:c="4"/>unsigned long long ullnum_1; <text:s text:c="2"/></text:p>
      <text:p text:style-name="P27">};</text:p>
      <text:p text:style-name="P27"/>
      <text:p text:style-name="P27">int main(void)</text:p>
      <text:p text:style-name="P27">{</text:p>
      <text:p text:style-name="P27"/>
      <text:p text:style-name="P27"><text:s text:c="4"/>struct data data_1 = {586, 32, -729, 67892442, 4.72}; <text:s text:c="2"/></text:p>
      <text:p text:style-name="P27"><text:s text:c="4"/>return 0;</text:p>
      <text:p text:style-name="P27">}</text:p>
      <text:p text:style-name="P37"/>
      <text:p text:style-name="P41">Для определения размера структуры воспользуемся командой sizeof(). Вся структура занимает <text:span text:style-name="T30">32</text:span> байт<text:span text:style-name="T33">а</text:span>. Значит, что для дампа всей структуры <text:span text:style-name="T33">нужно воспользоваться</text:span> командой x /<text:span text:style-name="T30">32</text:span>xb &amp;data_1.</text:p>
      <text:p text:style-name="P43">Дамп всей структуры:</text:p>
      <text:p text:style-name="P46"><text:span text:style-name="T18">0x7fffffffdc90</text:span><text:span text:style-name="T3">: 0x00    0x00    0x00    0x00    0x00    0x50    0x82    0x40 <text:line-break/></text:span><text:span text:style-name="T18">0x7fffffffdc98</text:span><text:span text:style-name="T3">: 0x20    0x00    0x00    0x00    0x27    0xfd    0xff    0xff <text:line-break/></text:span><text:span text:style-name="T18">0x7fffffffdca0</text:span><text:span text:style-name="T3">: 0xda    0xf4    0x0b    0x04    0x00    0x00    0x00    0x00 <text:line-break/></text:span><text:span text:style-name="T18">0x7fffffffdca8</text:span><text:span text:style-name="T3">: 0x04    0x00    0x00    0x00    0x00    0x00    0x00    0x00</text:span></text:p>
      <text:p text:style-name="P51"><text:span text:style-name="T3">Пояснение дампа:</text:span></text:p>
      <text:p text:style-name="P51"><text:span text:style-name="T3">1 – </text:span><text:span text:style-name="T7">8</text:span><text:span text:style-name="T3">-</text:span><text:span text:style-name="T7">ой </text:span><text:span text:style-name="T3">байт – поле </text:span><text:span text:style-name="T7">вещественного числа double_num_1</text:span><text:span text:style-name="T3">.</text:span></text:p>
      <text:p text:style-name="P55"><text:span text:style-name="T8">9</text:span><text:span text:style-name="T3">-</text:span><text:span text:style-name="T8">ы</text:span><text:span text:style-name="T3">й байт – поле символа ch_1.</text:span></text:p>
      <text:p text:style-name="P51"><text:span text:style-name="T8">10 </text:span><text:span text:style-name="T3">– </text:span><text:span text:style-name="T8">12</text:span><text:span text:style-name="T3">-ый байт – выравнивающие байты для записи дальнейших переменных.</text:span></text:p>
      <text:p text:style-name="P51"><text:span text:style-name="T8">13</text:span><text:span text:style-name="T3"> – </text:span><text:span text:style-name="T8">16</text:span><text:span text:style-name="T3">-</text:span><text:span text:style-name="T8">ы</text:span><text:span text:style-name="T3">й байт – поле цело</text:span><text:span text:style-name="T6">го</text:span><text:span text:style-name="T3"> числа num_1.</text:span></text:p>
      <text:p text:style-name="P53"><text:soft-page-break/><text:span text:style-name="T8">17</text:span><text:span text:style-name="T3"> – </text:span><text:span text:style-name="T8">24</text:span><text:span text:style-name="T3">-</text:span><text:span text:style-name="T8">ы</text:span><text:span text:style-name="T3">й байт – поле целого числа, типа long long, lldnum_1.</text:span></text:p>
      <text:p text:style-name="P53"><text:span text:style-name="T8">25 </text:span><text:span text:style-name="T3">– </text:span><text:span text:style-name="T8">32</text:span><text:span text:style-name="T3">-</text:span><text:span text:style-name="T8">о</text:span><text:span text:style-name="T3">й байт - поле беззнакового целого числа </text:span><text:span text:style-name="T8">ullnum_1.</text:span></text:p>
      <text:p text:style-name="P45"><text:span text:style-name="T3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0">Имя </text:p>
          </table:table-cell>
          <table:table-cell table:style-name="Table2.A1" office:value-type="string">
            <text:p text:style-name="P30">Размер</text:p>
          </table:table-cell>
          <table:table-cell table:style-name="Table2.A1" office:value-type="string">
            <text:p text:style-name="P30">Адрес</text:p>
          </table:table-cell>
        </table:table-row>
        <table:table-row table:style-name="Table2.2">
          <table:table-cell table:style-name="Table2.A1" office:value-type="string">
            <text:p text:style-name="P31"><text:span text:style-name="T29">data_1. </text:span><text:span text:style-name="T31">double_num_1</text:span></text:p>
          </table:table-cell>
          <table:table-cell table:style-name="Table2.A1" office:value-type="string">
            <text:p text:style-name="P35">8</text:p>
          </table:table-cell>
          <table:table-cell table:style-name="Table2.A1" office:value-type="string">
            <text:p text:style-name="P39"><text:span text:style-name="T22">0x7fffffffdc</text:span><text:span text:style-name="T26">90</text:span></text:p>
          </table:table-cell>
        </table:table-row>
        <table:table-row>
          <table:table-cell table:style-name="Table2.A1" office:value-type="string">
            <text:p text:style-name="P31"><text:span text:style-name="T29">data_1. </text:span><text:span text:style-name="T31">ch_1</text:span></text:p>
          </table:table-cell>
          <table:table-cell table:style-name="Table2.A1" office:value-type="string">
            <text:p text:style-name="P35">1</text:p>
          </table:table-cell>
          <table:table-cell table:style-name="Table2.A1" office:value-type="string">
            <text:p text:style-name="P39"><text:span text:style-name="T22">0x7fffffffdc</text:span><text:span text:style-name="T26">98</text:span></text:p>
          </table:table-cell>
        </table:table-row>
        <table:table-row>
          <table:table-cell table:style-name="Table2.A1" office:value-type="string">
            <text:p text:style-name="P31"><text:span text:style-name="T29">data_1.</text:span><text:span text:style-name="T31">num_1</text:span></text:p>
          </table:table-cell>
          <table:table-cell table:style-name="Table2.A1" office:value-type="string">
            <text:p text:style-name="P35">4</text:p>
          </table:table-cell>
          <table:table-cell table:style-name="Table2.A1" office:value-type="string">
            <text:p text:style-name="P39"><text:span text:style-name="T22">0x7fffffffdc</text:span><text:span text:style-name="T26">9c</text:span></text:p>
          </table:table-cell>
        </table:table-row>
        <table:table-row>
          <table:table-cell table:style-name="Table2.A1" office:value-type="string">
            <text:p text:style-name="P31"><text:span text:style-name="T29">data_1.</text:span><text:span text:style-name="T31">lldnum_1</text:span></text:p>
          </table:table-cell>
          <table:table-cell table:style-name="Table2.A1" office:value-type="string">
            <text:p text:style-name="P33">8</text:p>
          </table:table-cell>
          <table:table-cell table:style-name="Table2.A1" office:value-type="string">
            <text:p text:style-name="P39"><text:span text:style-name="T22">0x7fffffffdc</text:span><text:span text:style-name="T26">a0</text:span></text:p>
          </table:table-cell>
        </table:table-row>
        <table:table-row>
          <table:table-cell table:style-name="Table2.A1" office:value-type="string">
            <text:p text:style-name="P31"><text:span text:style-name="T29">data_1. </text:span><text:span text:style-name="T31">ullnum_1</text:span></text:p>
          </table:table-cell>
          <table:table-cell table:style-name="Table2.A1" office:value-type="string">
            <text:p text:style-name="P33">8</text:p>
          </table:table-cell>
          <table:table-cell table:style-name="Table2.A1" office:value-type="string">
            <text:p text:style-name="P39"><text:span text:style-name="T22">0x7fffffffdc</text:span><text:span text:style-name="T26">a</text:span><text:span text:style-name="T27">8</text:span></text:p>
          </table:table-cell>
        </table:table-row>
      </table:table>
      <text:p text:style-name="P45"><text:span text:style-name="T3"/></text:p>
      <text:p text:style-name="P57"><text:span text:style-name="T3">Ответ на пункт 3:</text:span></text:p>
      <text:p text:style-name="P57"><text:span text:style-name="T3">Адрес поля зависит от </text:span><text:span text:style-name="T13">его </text:span><text:span text:style-name="T3">размера, поскольку адрес переменной в компьютере должен быть кратет размеру самого поля.</text:span></text:p>
      <text:p text:style-name="P57"><text:span text:style-name="T3">Ответ на пункт 4:</text:span></text:p>
      <text:p text:style-name="P57"><text:span text:style-name="T3">Адрес структурной переменной: </text:span><text:span text:style-name="T9">0x7fffffffdc</text:span><text:span text:style-name="T8">90.</text:span></text:p>
      <text:p text:style-name="P57"><text:span text:style-name="T8">Н</text:span><text:span text:style-name="T3">а знаечние адреса влияет поле перем</text:span><text:span text:style-name="T13">е</text:span><text:span text:style-name="T3">нной double_num_1.</text:span></text:p>
      <text:p text:style-name="P57"><text:span text:style-name="T3"/></text:p>
      <text:p text:style-name="P57"><text:span text:style-name="T3"/></text:p>
      <text:p text:style-name="P57"><text:span text:style-name="T3"/></text:p>
      <text:p text:style-name="P57"><text:span text:style-name="T3"/></text:p>
      <text:p text:style-name="P57"><text:span text:style-name="T3"/></text:p>
      <text:p text:style-name="P57"><text:span text:style-name="T3"/></text:p>
      <text:p text:style-name="P57"><text:span text:style-name="T3"/></text:p>
      <text:p text:style-name="P57"><text:span text:style-name="T3"/></text:p>
      <text:p text:style-name="P69"><text:span text:style-name="T3"/></text:p>
      <text:p text:style-name="P57"><text:span text:style-name="T3"/></text:p>
      <text:p text:style-name="P57"><text:span text:style-name="T3"/></text:p>
      <text:p text:style-name="P59"><text:soft-page-break/>Ответ на пункт 5:</text:p>
      <text:p text:style-name="P28">#include &lt;stdio.h&gt;</text:p>
      <text:p text:style-name="P28"/>
      <text:p text:style-name="P28">#pragma pack(push, 1)</text:p>
      <text:p text:style-name="P28">struct data</text:p>
      <text:p text:style-name="P28">{</text:p>
      <text:p text:style-name="P28"><text:s text:c="4"/>double double_num_1;</text:p>
      <text:p text:style-name="P28"><text:s text:c="4"/>char ch_1;</text:p>
      <text:p text:style-name="P28"><text:s text:c="4"/>int num_1; </text:p>
      <text:p text:style-name="P28"><text:s text:c="4"/>long long int lldnum_1;</text:p>
      <text:p text:style-name="P28"><text:s text:c="4"/>unsigned long long ullnum_1; <text:s text:c="2"/></text:p>
      <text:p text:style-name="P28">};</text:p>
      <text:p text:style-name="P28">#pragma pack(pop)</text:p>
      <text:p text:style-name="P28"/>
      <text:p text:style-name="P28">int main(void)</text:p>
      <text:p text:style-name="P28">{</text:p>
      <text:p text:style-name="P28"><text:s text:c="4"/>struct data data_1 = {586, 32, -729, 67892442, 4.72}; </text:p>
      <text:p text:style-name="P28"><text:s text:c="4"/>return 0;</text:p>
      <text:p text:style-name="P28">}</text:p>
      <text:p text:style-name="P38"/>
      <text:p text:style-name="P42">Для определения размера структуры воспользуемся командой sizeof(). Вся структура занимает <text:span text:style-name="T32">29</text:span> байт. Значит, что для дампа всей структуры <text:span text:style-name="T34">нужно воспользоваться</text:span> командой x /<text:span text:style-name="T32">29</text:span>xb &amp;data_1.</text:p>
      <text:p text:style-name="P44">Дамп <text:span text:style-name="T32">упакованной </text:span>структуры:</text:p>
      <text:p text:style-name="P47"><text:span text:style-name="T18">0x7fffffffdc90</text:span><text:span text:style-name="T3">: 0x00    0x00    0x00    0x00    0x00    0x50    0x82    0x40 <text:line-break/></text:span><text:span text:style-name="T18">0x7fffffffdc98</text:span><text:span text:style-name="T3">: 0x20    0x27    0xfd    0xff    0xff    0xda    0xf4    0x0b <text:line-break/></text:span><text:span text:style-name="T18">0x7fffffffdca0</text:span><text:span text:style-name="T3">: 0x04    0x00    0x00    0x00    0x00    0x04    0x00    0x00 <text:line-break/></text:span><text:span text:style-name="T18">0x7fffffffdca8</text:span><text:span text:style-name="T3">: 0x00    0x00    0x00    0x00    0x00</text:span></text:p>
      <text:p text:style-name="P52"><text:span text:style-name="T3">Пояснение дампа </text:span><text:span text:style-name="T10">упакованной структуры</text:span><text:span text:style-name="T3">:</text:span></text:p>
      <text:p text:style-name="P52"><text:span text:style-name="T3">1 – </text:span><text:span text:style-name="T7">8</text:span><text:span text:style-name="T3">-</text:span><text:span text:style-name="T7">ой </text:span><text:span text:style-name="T3">байт – поле </text:span><text:span text:style-name="T7">вещественного числа double_num_1</text:span><text:span text:style-name="T3">.</text:span></text:p>
      <text:p text:style-name="P56"><text:span text:style-name="T8">9</text:span><text:span text:style-name="T3">-</text:span><text:span text:style-name="T8">ы</text:span><text:span text:style-name="T3">й байт – поле символа ch_1.</text:span></text:p>
      <text:p text:style-name="P52"><text:span text:style-name="T8">1</text:span><text:span text:style-name="T10">0</text:span><text:span text:style-name="T3"> – </text:span><text:span text:style-name="T8">1</text:span><text:span text:style-name="T16">3</text:span><text:span text:style-name="T3">-</text:span><text:span text:style-name="T8">ы</text:span><text:span text:style-name="T3">й байт – поле цело</text:span><text:span text:style-name="T6">го</text:span><text:span text:style-name="T3"> числа num_1.</text:span></text:p>
      <text:p text:style-name="P54"><text:span text:style-name="T8">1</text:span><text:span text:style-name="T16">4</text:span><text:span text:style-name="T3"> – </text:span><text:span text:style-name="T10">21</text:span><text:span text:style-name="T3">-</text:span><text:span text:style-name="T8">ы</text:span><text:span text:style-name="T3">й байт – поле целого числа, типа long long, lldnum_1.</text:span></text:p>
      <text:p text:style-name="P54"><text:soft-page-break/><text:span text:style-name="T8">2</text:span><text:span text:style-name="T10">2</text:span><text:span text:style-name="T8"> </text:span><text:span text:style-name="T3">– </text:span><text:span text:style-name="T10">29</text:span><text:span text:style-name="T3">-</text:span><text:span text:style-name="T8">о</text:span><text:span text:style-name="T3">й байт - поле беззнакового целого числа </text:span><text:span text:style-name="T8">ullnum_1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2">Имя </text:p>
          </table:table-cell>
          <table:table-cell table:style-name="Table3.A1" office:value-type="string">
            <text:p text:style-name="P32">Размер</text:p>
          </table:table-cell>
          <table:table-cell table:style-name="Table3.A1" office:value-type="string">
            <text:p text:style-name="P32">Адрес</text:p>
          </table:table-cell>
        </table:table-row>
        <table:table-row table:style-name="Table3.2">
          <table:table-cell table:style-name="Table3.A1" office:value-type="string">
            <text:p text:style-name="P32"><text:span text:style-name="T29">data_1. </text:span><text:span text:style-name="T31">double_num_1</text:span></text:p>
          </table:table-cell>
          <table:table-cell table:style-name="Table3.A1" office:value-type="string">
            <text:p text:style-name="P36">8</text:p>
          </table:table-cell>
          <table:table-cell table:style-name="Table3.A1" office:value-type="string">
            <text:p text:style-name="P40"><text:span text:style-name="T22">0x7fffffffdc</text:span><text:span text:style-name="T26">90</text:span></text:p>
          </table:table-cell>
        </table:table-row>
        <table:table-row>
          <table:table-cell table:style-name="Table3.A1" office:value-type="string">
            <text:p text:style-name="P32"><text:span text:style-name="T29">data_1. </text:span><text:span text:style-name="T31">ch_1</text:span></text:p>
          </table:table-cell>
          <table:table-cell table:style-name="Table3.A1" office:value-type="string">
            <text:p text:style-name="P36">1</text:p>
          </table:table-cell>
          <table:table-cell table:style-name="Table3.A1" office:value-type="string">
            <text:p text:style-name="P40"><text:span text:style-name="T22">0x7fffffffdc</text:span><text:span text:style-name="T26">98</text:span></text:p>
          </table:table-cell>
        </table:table-row>
        <table:table-row>
          <table:table-cell table:style-name="Table3.A1" office:value-type="string">
            <text:p text:style-name="P32"><text:span text:style-name="T29">data_1.</text:span><text:span text:style-name="T31">num_1</text:span></text:p>
          </table:table-cell>
          <table:table-cell table:style-name="Table3.A1" office:value-type="string">
            <text:p text:style-name="P36">4</text:p>
          </table:table-cell>
          <table:table-cell table:style-name="Table3.A1" office:value-type="string">
            <text:p text:style-name="P40"><text:span text:style-name="T22">0x7fffffffdc</text:span><text:span text:style-name="T26">9</text:span><text:span text:style-name="T28">9</text:span></text:p>
          </table:table-cell>
        </table:table-row>
        <table:table-row>
          <table:table-cell table:style-name="Table3.A1" office:value-type="string">
            <text:p text:style-name="P32"><text:span text:style-name="T29">data_1.</text:span><text:span text:style-name="T31">lldnum_1</text:span></text:p>
          </table:table-cell>
          <table:table-cell table:style-name="Table3.A1" office:value-type="string">
            <text:p text:style-name="P34">8</text:p>
          </table:table-cell>
          <table:table-cell table:style-name="Table3.A1" office:value-type="string">
            <text:p text:style-name="P40"><text:span text:style-name="T22">0x7fffffffdc</text:span><text:span text:style-name="T28">9d</text:span></text:p>
          </table:table-cell>
        </table:table-row>
        <table:table-row>
          <table:table-cell table:style-name="Table3.A1" office:value-type="string">
            <text:p text:style-name="P32"><text:span text:style-name="T29">data_1. </text:span><text:span text:style-name="T31">ullnum_1</text:span></text:p>
          </table:table-cell>
          <table:table-cell table:style-name="Table3.A1" office:value-type="string">
            <text:p text:style-name="P34">8</text:p>
          </table:table-cell>
          <table:table-cell table:style-name="Table3.A1" office:value-type="string">
            <text:p text:style-name="P40"><text:span text:style-name="T22">0x7fffffffdc</text:span><text:span text:style-name="T26">a</text:span><text:span text:style-name="T28">5</text:span></text:p>
          </table:table-cell>
        </table:table-row>
      </table:table>
      <text:p text:style-name="P58"><text:span text:style-name="T3"/></text:p>
      <text:p text:style-name="P59"><text:span text:style-name="T3">Ответ на пункт 6:</text:span></text:p>
      <text:p text:style-name="P62"><text:span text:style-name="T3">Наиболее компактная упаковка структуры:</text:span></text:p>
      <text:p text:style-name="P60"><text:span text:style-name="T3">#include &lt;stdio.h&gt;</text:span></text:p>
      <text:p text:style-name="P60"><text:span text:style-name="T3">struct data</text:span></text:p>
      <text:p text:style-name="P60"><text:span text:style-name="T3">{</text:span></text:p>
      <text:p text:style-name="P60"><text:span text:style-name="T3"><text:s text:c="4"/>long long int lldnum_1;</text:span></text:p>
      <text:p text:style-name="P60"><text:span text:style-name="T3"><text:s text:c="4"/>unsigned long long ullnum_1;</text:span></text:p>
      <text:p text:style-name="P60"><text:span text:style-name="T3"><text:s text:c="4"/>double double_num_1;</text:span></text:p>
      <text:p text:style-name="P60"><text:span text:style-name="T3"><text:s text:c="4"/>int num_1; </text:span></text:p>
      <text:p text:style-name="P60"><text:span text:style-name="T3"><text:s text:c="4"/>char ch_1; <text:s text:c="2"/></text:span></text:p>
      <text:p text:style-name="P60"><text:span text:style-name="T3">};</text:span></text:p>
      <text:p text:style-name="P60"><text:span text:style-name="T3"/></text:p>
      <text:p text:style-name="P60"><text:span text:style-name="T3">int main(void)</text:span></text:p>
      <text:p text:style-name="P61"><text:span text:style-name="T3">{</text:span></text:p>
      <text:p text:style-name="P61"><text:span text:style-name="T3"><text:s text:c="4"/>struct data data_1 = {58656783, 32, -729.6, 678, 4}; <text:s/></text:span></text:p>
      <text:p text:style-name="P60"><text:span text:style-name="T3"><text:s text:c="4"/>return 0;</text:span></text:p>
      <text:p text:style-name="P63"><text:span text:style-name="T3">}</text:span></text:p>
      <text:p text:style-name="P62"><text:span text:style-name="T16">Узнаем размер</text:span><text:span text:style-name="T3"> структуры при пом</text:span><text:span text:style-name="T14">о</text:span><text:span text:style-name="T3">щи команды sizeof(), структура занимает 32 байта, однако </text:span><text:span text:style-name="T11">последние 2 байта занимает выравннивание, поэтому итоговый объем структуры состовляет 30 байт</text:span><text:span text:style-name="T14">а</text:span><text:span text:style-name="T11">.</text:span></text:p>
      <text:p text:style-name="P64"><text:soft-page-break/><text:span text:style-name="T11">Д</text:span><text:span text:style-name="T3">амп структуры:</text:span></text:p>
      <text:p text:style-name="P48"><text:span text:style-name="T11">(gdb) x /32xb &amp;data_1 <text:line-break/></text:span><text:span text:style-name="T19">0x7fffffffdc90</text:span><text:span text:style-name="T11">: 0x0f    0x08    0x7f    0x03    0x00    0x00    0x00    0x00 <text:line-break/></text:span><text:span text:style-name="T19">0x7fffffffdc98</text:span><text:span text:style-name="T11">: 0x20    0x00    0x00    0x00    0x00    0x00    0x00    0x00 <text:line-break/></text:span><text:span text:style-name="T19">0x7fffffffdca0</text:span><text:span text:style-name="T11">: 0xcd    0xcc    0xcc    0xcc    0xcc    0xcc    0x86    0xc0 <text:line-break/></text:span><text:span text:style-name="T19">0x7fffffffdca8</text:span><text:span text:style-name="T11">: 0xa6    0x02    0x00    0x00    0x04    0x55    0x00    0x00</text:span></text:p>
      <text:p text:style-name="P64"><text:span text:style-name="T11">Д</text:span><text:span text:style-name="T3">оказательство: элемент с минимальным размером ра</text:span><text:span text:style-name="T15">с</text:span><text:span text:style-name="T3">положен в конце, поэтому там будет максимальное количество байтов выравнивания, </text:span><text:span text:style-name="T16">а значит будет задействовано минимальное количество памяти.</text:span></text:p>
      <text:p text:style-name="P65"><text:span text:style-name="T3">Ответ на 7 пункт: Завершающее выравнивание есть в размере 2 байт, более их нет, т</text:span><text:span text:style-name="T15">ак </text:span><text:span text:style-name="T3">к</text:span><text:span text:style-name="T15">ак</text:span><text:span text:style-name="T3"> все остальные поля занимают место полностью, без необходимости выравнивания.</text:span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h text:style-name="P6" text:outline-level="1"><text:bookmark-start text:name="__RefHeading___Toc1377_598798081"/><text:soft-page-break/>Объединение<text:bookmark-end text:name="__RefHeading___Toc1377_598798081"/></text:h>
      <text:p text:style-name="P70"><text:span text:style-name="T3">#include &lt;stdio.h&gt;</text:span></text:p>
      <text:p text:style-name="P70"><text:span text:style-name="T3">union data</text:span></text:p>
      <text:p text:style-name="P70"><text:span text:style-name="T3">{</text:span></text:p>
      <text:p text:style-name="P70"><text:span text:style-name="T3"><text:s text:c="4"/>long long int lldnum_1;</text:span></text:p>
      <text:p text:style-name="P70"><text:span text:style-name="T3"><text:s text:c="4"/>unsigned int ullnum_1;</text:span></text:p>
      <text:p text:style-name="P70"><text:span text:style-name="T3"><text:s text:c="4"/>double double_num_1;</text:span></text:p>
      <text:p text:style-name="P70"><text:span text:style-name="T3"><text:s text:c="4"/>int num_1; </text:span></text:p>
      <text:p text:style-name="P70"><text:span text:style-name="T3"><text:s text:c="4"/>char ch_1; <text:s text:c="2"/></text:span></text:p>
      <text:p text:style-name="P70"><text:span text:style-name="T3">};</text:span></text:p>
      <text:p text:style-name="P70"><text:span text:style-name="T3">int main(void)</text:span></text:p>
      <text:p text:style-name="P70"><text:span text:style-name="T3">{</text:span></text:p>
      <text:p text:style-name="P70"><text:span text:style-name="T3"><text:s text:c="4"/>union data data_1;</text:span></text:p>
      <text:p text:style-name="P70"><text:span text:style-name="T3"><text:s text:c="4"/>data_1.num_1 = 58683;</text:span></text:p>
      <text:p text:style-name="P70"><text:span text:style-name="T3"><text:s text:c="4"/>return 0;</text:span></text:p>
      <text:p text:style-name="P70"><text:span text:style-name="T3">}</text:span></text:p>
      <text:p text:style-name="P66"><text:span text:style-name="T3">Определим размер объединения при помощи нахождения максимального </text:span><text:span text:style-name="T12">размера</text:span><text:span text:style-name="T3"> элемента. </text:span><text:span text:style-name="T12">В данном примере такими объектами являются поля типа double и long long int с размерами 8 байт, значит команда для дампа будет выглядеть так: x/8xb &amp;data_1.</text:span></text:p>
      <text:p text:style-name="P66"><text:span text:style-name="T12"/></text:p>
      <text:p text:style-name="P67"><text:span text:style-name="T12">Д</text:span><text:span text:style-name="T3">амп памяти объединения:</text:span></text:p>
      <text:p text:style-name="P49"><text:span text:style-name="T18">0x7fffffffdca8</text:span><text:span text:style-name="T3">: 0x3b    0xe5    0x00    0x00    0x55    0x55    0x00    0x00</text:span></text:p>
      <text:p text:style-name="P67"><text:span text:style-name="T3">Поле num_1 располагается в первых четырех байтах.</text:span></text:p>
      <text:p text:style-name="P67"><text:span text:style-name="T3"/></text:p>
      <text:p text:style-name="P67"><text:span text:style-name="T3"/></text:p>
      <text:p text:style-name="P68"><text:soft-page-break/><text:span text:style-name="T3">Дамп памяти объединения, </text:span><text:span text:style-name="T16">после </text:span><text:span text:style-name="T3">присво</text:span><text:span text:style-name="T16">ения</text:span><text:span text:style-name="T3"> полю double_num_1 значени</text:span><text:span text:style-name="T16">я</text:span><text:span text:style-name="T3"> 4.67.</text:span></text:p>
      <text:p text:style-name="P50"><text:span text:style-name="T18">0x7fffffffdca8</text:span><text:span text:style-name="T3">: 0xae    0x47    0xe1    0x7a    0x14    0xae    0x12    0x40</text:span></text:p>
      <text:p text:style-name="P68"><text:span text:style-name="T3">Теперь все 8 байт отвечают за поле double_num_1, в котором было заменено значение.</text:span></text:p>
      <text:p text:style-name="P67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/>
    <style:font-face style:name="monospace" svg:font-family="monospac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8T14:37:44.370222812</meta:creation-date>
    <dc:date>2024-04-28T20:57:17.599261493</dc:date>
    <meta:editing-duration>PT52M32S</meta:editing-duration>
    <meta:editing-cycles>8</meta:editing-cycles>
    <meta:generator>LibreOffice/7.3.7.2$Linux_X86_64 LibreOffice_project/30$Build-2</meta:generator>
    <meta:document-statistic meta:table-count="3" meta:image-count="0" meta:object-count="0" meta:page-count="11" meta:paragraph-count="198" meta:word-count="943" meta:character-count="6917" meta:non-whitespace-character-count="5497"/>
  </office:meta>
</office:document-meta>
</file>